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0.192cm" fo:margin-left="0cm" fo:margin-right="8.615cm" table:align="margins"/>
    </style:style>
    <style:style style:name="Таблица1.A" style:family="table-column">
      <style:table-column-properties style:column-width="6.047cm" style:rel-column-width="38880*"/>
    </style:style>
    <style:style style:name="Таблица1.B" style:family="table-column">
      <style:table-column-properties style:column-width="4.145cm" style:rel-column-width="26655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5" style:family="paragraph" style:parent-style-name="Text_20_body">
      <style:paragraph-properties fo:text-align="start" style:justify-single-word="false"/>
      <style:text-properties style:font-name="Cambria"/>
    </style:style>
    <style:style style:name="P6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en" fo:country="US"/>
    </style:style>
    <style:style style:name="P9" style:family="paragraph" style:parent-style-name="Text_20_body">
      <style:paragraph-properties fo:text-align="center" style:justify-single-word="false"/>
      <style:text-properties style:font-name="Cambria"/>
    </style:style>
    <style:style style:name="P10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0" style:family="text">
      <style:text-properties fo:language="en" fo:country="US" fo:font-style="normal" style:font-style-asian="normal" style:font-style-complex="normal"/>
    </style:style>
    <style:style style:name="T11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2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04.png" xlink:type="simple" xlink:show="embed" xlink:actuate="onLoad"/></draw:frame></text:p>
          </table:table-cell>
          <table:table-cell table:style-name="Table1.B1" office:value-type="string">
            <text:h text:style-name="P10" text:outline-level="1">Парабол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<text:span text:style-name="T1"> </text:span>| Си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004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формирует значение выходного сигнала, вычисленное по формуле:</text:p>
            <text:p text:style-name="P9"><draw:frame draw:style-name="fr3" draw:name="Object12" text:anchor-type="as-char" svg:width="4.44cm" svg:height="0.691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,</text:p>
            <text:p text:style-name="P5">где<draw:frame draw:style-name="fr3" draw:name="Object1" text:anchor-type="as-char" svg:width="2.237cm" svg:height="0.621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– коэффициенты, <draw:frame draw:style-name="fr3" draw:name="Object2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– выходной сигнал, <text:span text:style-name="T5">скаляр</text:span> или <text:span text:style-name="T5">вектор</text:span>,<draw:frame draw:style-name="fr3" draw:name="Object11" text:anchor-type="as-char" svg:width="0.376cm" svg:height="0.549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– текущее модельное время в секундах.</text:p>
            <text:p text:style-name="P5"><text:span text:style-name="T2">Свойства</text:span><text:span text:style-name="T1">:</text:span></text:p>
            <text:list xml:id="list2254054296146572289" text:style-name="L1">
              <text:list-item>
                <text:p text:style-name="P6">Свободный член – коэффициент<draw:frame draw:style-name="fr3" draw:name="Object3" text:anchor-type="as-char" svg:width="0.637cm" svg:height="0.621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  <text:list-item>
                <text:p text:style-name="P6">Коэффициент при t – коэффициент<draw:frame draw:style-name="fr3" draw:name="Object4" text:anchor-type="as-char" svg:width="0.63cm" svg:height="0.621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      </text:list-item>
              <text:list-item>
                <text:p text:style-name="P6">Коэффициент при <text:span text:style-name="T7">t^2</text:span> – коэффициент<draw:frame draw:style-name="fr3" draw:name="Object5" text:anchor-type="as-char" svg:width="0.64cm" svg:height="0.621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</text:list>
            <text:p text:style-name="P5"><text:span text:style-name="T1">Свойства</text:span> могут быть <text:span text:style-name="T5">векторами</text:span><draw:frame draw:style-name="fr3" draw:name="Объект2" text:anchor-type="as-char" svg:width="4.256cm" svg:height="0.684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,<draw:frame draw:style-name="fr3" draw:name="Объект1" text:anchor-type="as-char" svg:width="4.24cm" svg:height="0.684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">и</text:span><draw:frame draw:style-name="fr3" draw:name="Объект3" text:anchor-type="as-char" svg:width="4.276cm" svg:height="0.684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, размерности <text:s/>которых должны быть одинаковы, в этом случае на выходе будет также <text:span text:style-name="T5">вектор</text:span><text:span text:style-name="T7">:</text:span></text:p>
            <text:p text:style-name="P8"><draw:frame draw:style-name="fr3" draw:name="Объект4" text:anchor-type="as-char" svg:width="7.177cm" svg:height="1.406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5"><text:span text:style-name="T13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2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t</text:p>
                </table:table-cell>
                <table:table-cell table:style-name="Таблица1.B3" office:value-type="string">
                  <text:p text:style-name="P5">[5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7">t^2</text:span></text:p>
                </table:table-cell>
                <table:table-cell table:style-name="Таблица1.B3" office:value-type="string">
                  <text:p text:style-name="P5">[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4">Именов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<text:span text:style-name="T7">a_0</text:span>]</text:p>
                </table:table-cell>
              </table:table-row>
              <table:table-row>
                <table:table-cell table:style-name="Таблица1.A3" office:value-type="string">
                  <text:p text:style-name="P5"><text:soft-page-break/>Коэффициент при t</text:p>
                </table:table-cell>
                <table:table-cell table:style-name="Таблица1.B3" office:value-type="string">
                  <text:p text:style-name="P5"><text:span text:style-name="T7">[a_1</text:span>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7">t^2</text:span></text:p>
                </table:table-cell>
                <table:table-cell table:style-name="Таблица1.B3" office:value-type="string">
                  <text:p text:style-name="P5">[<text:span text:style-name="T7">a_2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4">Смешан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[<text:span text:style-name="T7">5</text:span>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t</text:p>
                </table:table-cell>
                <table:table-cell table:style-name="Таблица1.B3" office:value-type="string">
                  <text:p text:style-name="P5">[<text:span text:style-name="T7">a_1</text:span>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7">t^2</text:span></text:p>
                </table:table-cell>
                <table:table-cell table:style-name="Таблица1.B3" office:value-type="string">
                  <text:p text:style-name="P5">[<text:span text:style-name="T7">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4">Векторное</text:span><text:span text:style-name="T13"> задание </text:span><text:span text:style-name="T3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5">Свободный член</text:p>
                </table:table-cell>
                <table:table-cell table:style-name="Таблица1.B3" office:value-type="string">
                  <text:p text:style-name="P5"><text:span text:style-name="T7">[3,1.01</text:span>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t</text:p>
                </table:table-cell>
                <table:table-cell table:style-name="Таблица1.B3" office:value-type="string">
                  <text:p text:style-name="P5"><text:span text:style-name="T7">[2.1,0.8</text:span>]</text:p>
                </table:table-cell>
              </table:table-row>
              <table:table-row>
                <table:table-cell table:style-name="Таблица1.A3" office:value-type="string">
                  <text:p text:style-name="P5">Коэффициент при <text:span text:style-name="T7">t^2</text:span></text:p>
                </table:table-cell>
                <table:table-cell table:style-name="Таблица1.B3" office:value-type="string">
                  <text:p text:style-name="P5"><text:span text:style-name="T7">[1.0,1.2</text:span>]</text:p>
                </table:table-cell>
              </table:table-row>
            </table:table>
            <text:p text:style-name="P5"><text:span text:style-name="T4">Примечани</text:span><text:span text:style-name="T2">я</text:span>:</text:p>
            <text:list xml:id="list308050440079273422" text:style-name="L2">
              <text:list-item>
                <text:p text:style-name="P7"><text:span text:style-name="T1">По умолчанию блок </text:span>формирует <text:span text:style-name="T6">скалярный</text:span> выходной сигнал.</text:p>
              </text:list-item>
              <text:list-item>
                <text:p text:style-name="P7"><text:span text:style-name="T7">Именованные свойства задаются как </text:span><text:span text:style-name="T8">локальные</text:span><text:span text:style-name="T10"> переменные модели (или субмодели) во вкладке </text:span><text:span text:style-name="T8">Параметры</text:span><text:span text:style-name="T10"> или как глобальные сигналы проекта при помощи пункта главного меню </text:span><text:span text:style-name="T8">Графика</text:span><text:span text:style-name="T10"> </text:span><text:span text:style-name="T11">→</text:span><text:span text:style-name="T12"> </text:span><text:span text:style-name="T9">Сигналы</text:span><text:span text:style-name="T10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fo:line-height="150%" style:register-true="false" style:page-number="auto" style:shadow="none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арабола</dc:title>
    <dc:date>2014-11-28T18:48:14.17</dc:date>
    <meta:generator>OpenOffice/4.1.1$Win32 OpenOffice.org_project/411m6$Build-9775</meta:generator>
    <meta:editing-duration>PT3H6M31S</meta:editing-duration>
    <meta:editing-cycles>77</meta:editing-cycles>
    <meta:document-statistic meta:table-count="2" meta:image-count="2" meta:object-count="11" meta:page-count="2" meta:paragraph-count="55" meta:word-count="180" meta:character-count="117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a</mi>
        <mn>0,</mn>
      </msub>
      <mi/>
      <msub>
        <mi>a</mi>
        <mn>1,</mn>
      </msub>
      <mi/>
      <msub>
        <mi>a</mi>
        <mn>2</mn>
      </msub>
    </mrow>
    <annotation encoding="StarMath 5.0">a_0,~a_1,~a_2</annotation>
  </semantics>
</math>
</file>

<file path=Object 10/content.xml><?xml version="1.0" encoding="utf-8"?>
<math xmlns="http://www.w3.org/1998/Math/MathML">
  <semantics>
    <mrow>
      <mrow>
        <mover accent="true">
          <mrow>
            <msub>
              <mi>a</mi>
              <mn>2</mn>
            </msub>
          </mrow>
          <mo stretchy="false">⃗</mo>
        </mover>
        <mo stretchy="false">=</mo>
        <mfenced open="[" close="]">
          <mrow>
            <msub>
              <mi>a</mi>
              <mrow>
                <mn>2,1</mn>
              </mrow>
            </msub>
            <mi>,</mi>
            <msub>
              <mi>a</mi>
              <mrow>
                <mn>2,2</mn>
              </mrow>
            </msub>
            <mi>,</mi>
            <mn>...</mn>
            <msub>
              <mi>a</mi>
              <mrow>
                <mn>2,</mn>
                <mi>n</mi>
              </mrow>
            </msub>
          </mrow>
        </mfenced>
      </mrow>
    </mrow>
    <annotation encoding="StarMath 5.0">vec {a_2}=left [
a_{2,1} , a_{2,2} , ... a_{2,n}
right ]</annotation>
  </semantics>
</math>
</file>

<file path=Object 11/content.xml><?xml version="1.0" encoding="utf-8"?>
<math xmlns="http://www.w3.org/1998/Math/MathML">
  <semantics>
    <mtable>
      <mtr>
        <mtd>
          <mrow>
            <mover accent="true">
              <mrow>
                <mi>y</mi>
              </mrow>
              <mo stretchy="false">⃗</mo>
            </mover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over accent="true">
                    <msub>
                      <mrow>
                        <mi>a</mi>
                      </mrow>
                      <mn>0</mn>
                    </msub>
                    <mo stretchy="false">⃗</mo>
                  </mover>
                  <mo stretchy="false">+</mo>
                  <mrow>
                    <mover accent="true">
                      <msub>
                        <mrow>
                          <mi>a</mi>
                        </mrow>
                        <mn>1</mn>
                      </msub>
                      <mo stretchy="false">⃗</mo>
                    </mover>
                    <mo stretchy="false">⋅</mo>
                    <mi>t</mi>
                  </mrow>
                </mrow>
                <mo stretchy="false">+</mo>
                <mrow>
                  <mover accent="true">
                    <msub>
                      <mrow>
                        <mi>a</mi>
                      </mrow>
                      <mn>2</mn>
                    </msub>
                    <mo stretchy="false">⃗</mo>
                  </mover>
                  <mo stretchy="false">⋅</mo>
                  <msup>
                    <mi>t</mi>
                    <mn>2</mn>
                  </msup>
                </mrow>
              </mrow>
            </mrow>
            <mi>,</mi>
            <mi/>
            <mi mathvariant="italic">или</mi>
          </mrow>
        </mtd>
      </mtr>
      <mtr>
        <mtd>
          <mrow>
            <msub>
              <mi>y</mi>
              <mi>i</mi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row>
                  <msub>
                    <mi>a</mi>
                    <mrow>
                      <mn>0,</mn>
                      <mi>i</mi>
                    </mrow>
                  </msub>
                  <mo stretchy="false">+</mo>
                  <mrow>
                    <msub>
                      <mi>a</mi>
                      <mrow>
                        <mn>1,</mn>
                        <mi>i</mi>
                      </mrow>
                    </msub>
                    <mo stretchy="false">⋅</mo>
                    <mi>t</mi>
                  </mrow>
                </mrow>
                <mo stretchy="false">+</mo>
                <mrow>
                  <msub>
                    <mi>a</mi>
                    <mrow>
                      <mn>2,</mn>
                      <mi>i</mi>
                    </mrow>
                  </msub>
                  <mo stretchy="false">⋅</mo>
                  <msup>
                    <mi>t</mi>
                    <mn>2</mn>
                  </msup>
                </mrow>
              </mrow>
            </mrow>
            <mi>,</mi>
            <mi/>
            <mrow>
              <mi>i</mi>
              <mo stretchy="false">=</mo>
              <mn>1...n.</mn>
            </mrow>
          </mrow>
        </mtd>
      </mtr>
    </mtable>
    <annotation encoding="StarMath 5.0">vec{y}(t) = vec{a}_0 + vec{a}_1 cdot t + vec{a}_2 cdot t^2 , ~ или
newline
y_i(t) = a_{0,i} + a_{1,i} cdot t + a_{2,i} cdot t^2 , ~ i=1...n.
 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t</mi>
    </mrow>
    <annotation encoding="StarMath 5.0">t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row>
            <msub>
              <mi>a</mi>
              <mn>0</mn>
            </msub>
            <mo stretchy="false">+</mo>
            <mrow>
              <msub>
                <mi>a</mi>
                <mn>1</mn>
              </msub>
              <mo stretchy="false">⋅</mo>
              <mi>t</mi>
            </mrow>
          </mrow>
          <mo stretchy="false">+</mo>
          <mrow>
            <msub>
              <mi>a</mi>
              <mn>2</mn>
            </msub>
            <mo stretchy="false">⋅</mo>
            <msup>
              <mi>t</mi>
              <mn>2</mn>
            </msup>
          </mrow>
        </mrow>
      </mrow>
    </mrow>
    <annotation encoding="StarMath 5.0">y(t) = a_0 + a_1 cdot t + a_2 cdot t^2
</annotation>
  </semantics>
</math>
</file>

<file path=Object 5/content.xml><?xml version="1.0" encoding="utf-8"?>
<math xmlns="http://www.w3.org/1998/Math/MathML">
  <semantics>
    <mrow>
      <msub>
        <mi>a</mi>
        <mn>0</mn>
      </msub>
    </mrow>
    <annotation encoding="StarMath 5.0">a_0</annotation>
  </semantics>
</math>
</file>

<file path=Object 6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7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a</mi>
              <mn>0</mn>
            </msub>
          </mrow>
          <mo stretchy="false">⃗</mo>
        </mover>
        <mo stretchy="false">=</mo>
        <mfenced open="[" close="]">
          <mrow>
            <msub>
              <mi>a</mi>
              <mrow>
                <mn>0,1</mn>
              </mrow>
            </msub>
            <mi>,</mi>
            <msub>
              <mi>a</mi>
              <mrow>
                <mn>0,2</mn>
              </mrow>
            </msub>
            <mi>,</mi>
            <mn>...</mn>
            <msub>
              <mi>a</mi>
              <mrow>
                <mn>0,</mn>
                <mi>n</mi>
              </mrow>
            </msub>
          </mrow>
        </mfenced>
      </mrow>
    </mrow>
    <annotation encoding="StarMath 5.0">vec {a_0}=left [
a_{0,1} , a_{0,2} , ... a_{0,n}
right ]</annotation>
  </semantics>
</math>
</file>

<file path=Object 9/content.xml><?xml version="1.0" encoding="utf-8"?>
<math xmlns="http://www.w3.org/1998/Math/MathML">
  <semantics>
    <mrow>
      <mrow>
        <mover accent="true">
          <mrow>
            <msub>
              <mi>a</mi>
              <mn>1</mn>
            </msub>
          </mrow>
          <mo stretchy="false">⃗</mo>
        </mover>
        <mo stretchy="false">=</mo>
        <mfenced open="[" close="]">
          <mrow>
            <msub>
              <mi>a</mi>
              <mrow>
                <mn>1,1</mn>
              </mrow>
            </msub>
            <mi>,</mi>
            <msub>
              <mi>a</mi>
              <mrow>
                <mn>1,2</mn>
              </mrow>
            </msub>
            <mi>,</mi>
            <mn>...</mn>
            <msub>
              <mi>a</mi>
              <mrow>
                <mn>1,</mn>
                <mi>n</mi>
              </mrow>
            </msub>
          </mrow>
        </mfenced>
      </mrow>
    </mrow>
    <annotation encoding="StarMath 5.0">vec {a_1}=left [
a_{1,1} , a_{1,2} , ... a_{1,n}
right ]</annotation>
  </semantics>
</math>
</file>